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d104" officeooo:paragraph-rsid="001fd104"/>
    </style:style>
    <style:style style:name="T1" style:family="text">
      <style:text-properties fo:font-weight="bold" style:font-weight-asian="bold" style:font-weight-complex="bold"/>
    </style:style>
    <style:style style:name="T2" style:family="text">
      <style:text-properties officeooo:rsid="00203515"/>
    </style:style>
    <style:style style:name="T3" style:family="text">
      <style:text-properties fo:font-weight="normal" style:font-weight-asian="normal" style:font-weight-complex="normal"/>
    </style:style>
    <style:style style:name="T4" style:family="text">
      <style:text-properties fo:font-weight="normal" officeooo:rsid="00203515" style:font-weight-asian="normal" style:font-weight-complex="normal"/>
    </style:style>
    <style:style style:name="T5" style:family="text">
      <style:text-properties fo:font-weight="normal" officeooo:rsid="00215b22"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usef Aissa</text:p>
      <text:p text:style-name="P1"/>
      <text:p text:style-name="P1">El día 11 mayo empece con el proyecto después de recoger el material necesario en el instituto.</text:p>
      <text:p text:style-name="P1">Lo primero que hice fue descargar una imagen debian que ya incluía asterisk pero sin entorno gráfico(FreePBX). Una vez descargada la imagen la pase a la tarjeta sd con un programa llamado win 32disk para proceder a iniciar <text:span text:style-name="T2">con </text:span>el proyecto. </text:p>
      <text:p text:style-name="P1">Una vez pasada la imagen a la tarjeta sd intente iniciar la raspberry pi pero esta no me mostraba nada por pantalla, es decir no leía ningún sistema en la tarjeta sd, entonces lo que hice fue volver a instalar la imagen de nuevo en la tarjeta sd pensando que podía haberme equivocado en algo al hacerlo la primera vez, pero por segunda vez no iniciaba la raspberry. </text:p>
      <text:p text:style-name="P1">Después de estar dos días probando con imágenes diferentes sin resultado alguno decide instalar raspbian el sistema operativo creado para la raspberry pi y sobre este instalar asterisk.</text:p>
      <text:p text:style-name="P1">Fue lo que hice, descargue la imagen de raspbian y la maquina inicio sin ningún problema, seguidamente asigne una <text:span text:style-name="T2">ip</text:span> fija y comprobé que tenia red, hasta aquí sin problemas, ahora debía instalar asterisk así que después de buscar varios manuales me puse manos a la obra.</text:p>
      <text:p text:style-name="P1">En todos l<text:span text:style-name="T2">o</text:span>s manu<text:span text:style-name="T2">a</text:span>les que he encontrado había que descargar el un paquete asterisk y compilarlo.</text:p>
      <text:p text:style-name="P1"/>
      <text:p text:style-name="P1">El paquete se descargo sin problemas y ahora había que compilar así que seguí un manual y <text:span text:style-name="T2">comencé</text:span> a compilar y a descargar dependencia<text:span text:style-name="T2">s</text:span> pero al llegar al paso <text:span text:style-name="T1">make install </text:span><text:span text:style-name="T4">después de 40 minutos</text:span><text:span text:style-name="T3"> </text:span><text:span text:style-name="T4">mostró un error que no conseguí solucionar, después de buscar por </text:span><text:span text:style-name="T5">Internet</text:span><text:span text:style-name="T4"> (no me quedo claro ya que estaba en ingles) pero el error tenia que ver con el hardware por lo que decide descargar otra versión de asterisk un poco mas antigua y de nuevo el mismo error en el mismo paso, esto me llevo otros dos días ya que el paso make install dura unos 40 minutos si contar los pasos previos y viendo que el tiempo pasaba decidí instalar una imagen de raspbian que ya incluye asterisk y hasta aquí he llegado(19/05/2015). Lo siguiente es asignar una ip fija y empezar con asterisk que haré esta misma ta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09:18:16.789000000</meta:creation-date>
    <dc:date>2015-05-19T09:45:06.042000000</dc:date>
    <meta:editing-duration>PT9M57S</meta:editing-duration>
    <meta:editing-cycles>2</meta:editing-cycles>
    <meta:generator>LibreOffice/4.4.2.2$Windows_x86 LibreOffice_project/c4c7d32d0d49397cad38d62472b0bc8acff48dd6</meta:generator>
    <meta:document-statistic meta:table-count="0" meta:image-count="0" meta:object-count="0" meta:page-count="1" meta:paragraph-count="8" meta:word-count="365" meta:character-count="2058" meta:non-whitespace-character-count="1699"/>
  </office:meta>
</office:document-meta>
</file>